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padding="0.049cm" fo:border="0.06pt solid #d9d9e3"/>
    </style:style>
    <style:style style:name="P3" style:family="paragraph" style:parent-style-name="Header">
      <style:text-properties fo:font-style="italic" officeooo:rsid="0013b35d" officeooo:paragraph-rsid="001867df" style:font-style-asian="italic" style:font-style-complex="italic"/>
    </style:style>
    <style:style style:name="P4" style:family="paragraph" style:parent-style-name="Header">
      <style:text-properties fo:font-style="italic" officeooo:rsid="005d4931" officeooo:paragraph-rsid="005d4931" style:font-style-asian="italic" style:font-style-complex="italic"/>
    </style:style>
    <style:style style:name="P5" style:family="paragraph" style:parent-style-name="Text_20_body">
      <style:paragraph-properties fo:padding="0.049cm" fo:border="0.06pt solid #d9d9e3"/>
    </style:style>
    <style:style style:name="T1" style:family="text">
      <style:text-properties loext:padding="0.049cm" loext:border="0.06pt solid #d9d9e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Pregunta 1:</text:span></text:span> ¿Qué es el kernel de Linux y cuál es su función principal?</text:p>
      <text:p text:style-name="P2"><text:span text:style-name="Strong_20_Emphasis"><text:span text:style-name="T1">Respuesta 1:</text:span></text:span> El kernel de Linux es el núcleo del sistema operativo y su función principal es administrar los recursos del hardware, como la CPU, la memoria, los dispositivos de E/S y proporcionar servicios esenciales para los programas y procesos del sistema.</text:p>
      <text:p text:style-name="P2"><text:span text:style-name="Strong_20_Emphasis"><text:span text:style-name="T1">Pregunta 2:</text:span></text:span> ¿Cuál es la diferencia entre el espacio de usuario y el espacio de kernel en Linux?</text:p>
      <text:p text:style-name="P2"><text:span text:style-name="Strong_20_Emphasis"><text:span text:style-name="T1">Respuesta 2:</text:span></text:span> El espacio de usuario es donde se ejecutan las aplicaciones y procesos del usuario, mientras que el espacio de kernel es donde se ejecuta el kernel del sistema operativo. El espacio de kernel tiene acceso directo al hardware y controla los recursos.</text:p>
      <text:p text:style-name="P2"><text:span text:style-name="Strong_20_Emphasis"><text:span text:style-name="T1">Pregunta 3:</text:span></text:span> ¿Cuáles son los tres componentes principales del kernel de Linux?</text:p>
      <text:p text:style-name="P2"><text:span text:style-name="Strong_20_Emphasis"><text:span text:style-name="T1">Respuesta 3:</text:span></text:span> Los tres componentes principales del kernel de Linux son el administrador de procesos, el administrador de memoria y el administrador de dispositivos.</text:p>
      <text:p text:style-name="P2"><text:span text:style-name="Strong_20_Emphasis"><text:span text:style-name="T1">Pregunta 4:</text:span></text:span> ¿Qué es el administrador de procesos en el kernel y cuál es su función?</text:p>
      <text:p text:style-name="P2"><text:span text:style-name="Strong_20_Emphasis"><text:span text:style-name="T1">Respuesta 4:</text:span></text:span> El administrador de procesos gestiona la creación, ejecución y terminación de procesos en el sistema. También controla la asignación de tiempo de CPU a cada proceso y administra la multitarea.</text:p>
      <text:p text:style-name="P2"><text:span text:style-name="Strong_20_Emphasis"><text:span text:style-name="T1">Pregunta 5:</text:span></text:span> ¿Qué es el administrador de memoria en el kernel y cuál es su función?</text:p>
      <text:p text:style-name="P2"><text:span text:style-name="Strong_20_Emphasis"><text:span text:style-name="T1">Respuesta 5:</text:span></text:span> El administrador de memoria controla la asignación y liberación de memoria RAM en el sistema, garantizando que los procesos tengan acceso a la memoria cuando la necesitan y que se libere cuando ya no es necesaria.</text:p>
      <text:p text:style-name="P2"><text:span text:style-name="Strong_20_Emphasis"><text:span text:style-name="T1">Pregunta 6:</text:span></text:span> ¿Qué es el administrador de dispositivos en el kernel y cuál es su función?</text:p>
      <text:p text:style-name="P2"><text:span text:style-name="Strong_20_Emphasis"><text:span text:style-name="T1">Respuesta 6:</text:span></text:span> El administrador de dispositivos controla la interacción entre el kernel y los dispositivos de hardware, como discos duros, tarjetas de red y periféricos. Gestiona controladores de dispositivo y proporciona una interfaz para que los programas accedan a los dispositivos.</text:p>
      <text:p text:style-name="P2"><text:span text:style-name="Strong_20_Emphasis"><text:span text:style-name="T1">Pregunta 7:</text:span></text:span> ¿Qué es un módulo del kernel en Linux?</text:p>
      <text:p text:style-name="P2"><text:span text:style-name="Strong_20_Emphasis"><text:span text:style-name="T1">Respuesta 7:</text:span></text:span> Un módulo del kernel es un componente del kernel que se puede cargar y descargar dinámicamente en tiempo de ejecución. Permite agregar funcionalidad al kernel sin reiniciar el sistema.</text:p>
      <text:p text:style-name="P2"><text:span text:style-name="Strong_20_Emphasis"><text:span text:style-name="T1">Pregunta 8:</text:span></text:span> ¿Cómo se pueden listar los módulos del kernel cargados en Linux?</text:p>
      <text:p text:style-name="P2"><text:span text:style-name="Strong_20_Emphasis"><text:span text:style-name="T1">Respuesta 8:</text:span></text:span> Puedes listar los módulos del kernel cargados utilizando el comando "lsmod" en la línea de comandos.</text:p>
      <text:p text:style-name="P2"><text:span text:style-name="Strong_20_Emphasis"><text:span text:style-name="T1">Pregunta 9:</text:span></text:span> ¿Cuál es la función principal del bootloader en el proceso de arranque del sistema?</text:p>
      <text:p text:style-name="P2"><text:soft-page-break/><text:span text:style-name="Strong_20_Emphasis"><text:span text:style-name="T1">Respuesta 9:</text:span></text:span> El bootloader es responsable de cargar el kernel en la memoria RAM y comenzar la ejecución del sistema operativo durante el proceso de arranque.</text:p>
      <text:p text:style-name="P2"><text:span text:style-name="Strong_20_Emphasis"><text:span text:style-name="T1">Pregunta 10:</text:span></text:span> ¿Cuál es el archivo de configuración principal del kernel de Linux y dónde se encuentra?</text:p>
      <text:p text:style-name="P2"><text:span text:style-name="Strong_20_Emphasis"><text:span text:style-name="T1">Respuesta 10:</text:span></text:span> El archivo de configuración principal del kernel de Linux es "config.gz" y se encuentra en el directorio "/usr/src/linux" o "/usr/src/linux-&lt;versión&gt;".</text:p>
      <text:p text:style-name="P2"><text:span text:style-name="Strong_20_Emphasis"><text:span text:style-name="T1">Pregunta 11:</text:span></text:span> ¿Cómo se puede verificar la versión actual del kernel en un sistema Linux?</text:p>
      <text:p text:style-name="P2"><text:span text:style-name="Strong_20_Emphasis"><text:span text:style-name="T1">Respuesta 11:</text:span></text:span> Puedes verificar la versión actual del kernel utilizando el comando "uname -r" en la línea de comandos.</text:p>
      <text:p text:style-name="P2"><text:span text:style-name="Strong_20_Emphasis"><text:span text:style-name="T1">Pregunta 12:</text:span></text:span> ¿Qué es un núcleo (kernel) monolítico y cómo se diferencia de un núcleo modular?</text:p>
      <text:p text:style-name="P2"><text:span text:style-name="Strong_20_Emphasis"><text:span text:style-name="T1">Respuesta 12:</text:span></text:span> Un núcleo monolítico contiene todos los controladores y funcionalidades en un solo bloque de código, mientras que un núcleo modular permite cargar y descargar módulos de forma dinámica. Un núcleo monolítico es más grande y estático, mientras que un núcleo modular es más flexible.</text:p>
      <text:p text:style-name="P2"><text:span text:style-name="Strong_20_Emphasis"><text:span text:style-name="T1">Pregunta 13:</text:span></text:span> ¿Cuál es la importancia de los controladores de dispositivo en el kernel de Linux?</text:p>
      <text:p text:style-name="P2"><text:span text:style-name="Strong_20_Emphasis"><text:span text:style-name="T1">Respuesta 13:</text:span></text:span> Los controladores de dispositivo son componentes esenciales que permiten al kernel comunicarse y controlar hardware específico. Son cruciales para la interacción con dispositivos de hardware.</text:p>
      <text:p text:style-name="P2"><text:span text:style-name="Strong_20_Emphasis"><text:span text:style-name="T1">Pregunta 14:</text:span></text:span> ¿Qué es un "proceso de kernel" en Linux y cómo se diferencia de un proceso de usuario?</text:p>
      <text:p text:style-name="P2"><text:span text:style-name="Strong_20_Emphasis"><text:span text:style-name="T1">Respuesta 14:</text:span></text:span> Un proceso de kernel es un proceso que se ejecuta en el espacio de kernel y tiene acceso directo al hardware y a los recursos del sistema. Se diferencia de un proceso de usuario en que no se ejecuta en el espacio de usuario y tiene privilegios más altos.</text:p>
      <text:p text:style-name="P2"><text:span text:style-name="Strong_20_Emphasis"><text:span text:style-name="T1">Pregunta 15:</text:span></text:span> ¿Qué es el espacio de direcciones de kernel (KASLR) y cuál es su función en la seguridad del kernel?</text:p>
      <text:p text:style-name="P2"><text:span text:style-name="Strong_20_Emphasis"><text:span text:style-name="T1">Respuesta 15:</text:span></text:span> El espacio de direcciones de kernel aleatorio (KASLR) es una técnica de seguridad que aleatoriza la ubicación de las estructuras del kernel en la memoria para dificultar los ataques que explotan vulnerabilidades conocidas en ubicaciones predecibles.</text:p>
      <text:p text:style-name="P2"><text:span text:style-name="Strong_20_Emphasis"><text:span text:style-name="T1">Pregunta 16:</text:span></text:span> ¿Cuál es la función del Planificador de Tareas en el kernel de Linux?</text:p>
      <text:p text:style-name="P2"><text:span text:style-name="Strong_20_Emphasis"><text:span text:style-name="T1">Respuesta 16:</text:span></text:span> El Planificador de Tareas asigna tiempo de CPU a los procesos en ejecución en función de su prioridad y política de planificación, lo que permite la multitarea y la gestión equitativa de recursos.</text:p>
      <text:p text:style-name="P2"><text:soft-page-break/><text:span text:style-name="Strong_20_Emphasis"><text:span text:style-name="T1">Pregunta 17:</text:span></text:span> ¿Qué es la política de planificación de procesos "Round Robin" y cómo funciona en el kernel?</text:p>
      <text:p text:style-name="P2"><text:span text:style-name="Strong_20_Emphasis"><text:span text:style-name="T1">Respuesta 17:</text:span></text:span> La política "Round Robin" es una política de planificación de procesos que asigna un tiempo de CPU igual a cada proceso en ejecución en un orden circular. Funciona en el kernel mediante la rotación de procesos en la cola de ejecución.</text:p>
      <text:p text:style-name="P2"><text:span text:style-name="Strong_20_Emphasis"><text:span text:style-name="T1">Pregunta 18:</text:span></text:span> ¿Cómo se pueden cargar módulos del kernel en un sistema Linux?</text:p>
      <text:p text:style-name="P2"><text:span text:style-name="Strong_20_Emphasis"><text:span text:style-name="T1">Respuesta 18:</text:span></text:span> Los módulos del kernel se pueden cargar utilizando el comando "insmod" o "modprobe" en la línea de comandos, o automáticamente al arrancar el sistema desde un archivo de configuración.</text:p>
      <text:p text:style-name="P2"><text:span text:style-name="Strong_20_Emphasis"><text:span text:style-name="T1">Pregunta 19:</text:span></text:span> ¿Cuál es la ventaja de usar módulos del kernel en lugar de compilar todo en el kernel principal?</text:p>
      <text:p text:style-name="P2"><text:span text:style-name="Strong_20_Emphasis"><text:span text:style-name="T1">Respuesta 19:</text:span></text:span> La ventaja de usar módulos del kernel es que se pueden cargar y descargar dinámicamente, lo que ahorra memoria y permite actualizar funcionalidades sin reiniciar el sistema.</text:p>
      <text:p text:style-name="P2"><text:span text:style-name="Strong_20_Emphasis"><text:span text:style-name="T1">Pregunta 20:</text:span></text:span> ¿Qué es la syscall (llamada al sistema) y cuál es su importancia en el kernel de Linux?</text:p>
      <text:p text:style-name="P2"><text:span text:style-name="Strong_20_Emphasis"><text:span text:style-name="T1">Respuesta 20:</text:span></text:span> Una syscall es una interfaz que permite a los programas de usuario solicitar servicios del kernel, como lectura y escritura de archivos. Son fundamentales para que los programas interactúen con el kernel de manera segura y controlad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5d4931" officeooo:paragraph-rsid="005d4931"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1.88cm" svg:y="-0.66cm" svg:width="5.054cm" svg:height="1.207cm" draw:z-index="2"><draw:image xlink:href="Pictures/10000001000001360000004A30263C5DB1AE7E44.png" xlink:type="simple" xlink:show="embed" xlink:actuate="onLoad" draw:mime-type="image/png"/></draw:frame>El núcleo linux</text:p>
        <text:p text:style-name="MP2">Componentes del kernel </text:p>
      </style:header>
      <style:footer>
        <text:p text:style-name="MP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0:57:32.436214470</dc:date>
    <meta:editing-duration>PT3H50M18S</meta:editing-duration>
    <meta:editing-cycles>75</meta:editing-cycles>
    <meta:generator>LibreOffice/7.4.1.2$Linux_X86_64 LibreOffice_project/3c58a8f3a960df8bc8fd77b461821e42c061c5f0</meta:generator>
    <meta:document-statistic meta:table-count="0" meta:image-count="1" meta:object-count="0" meta:page-count="3" meta:paragraph-count="43" meta:word-count="1003" meta:character-count="6081" meta:non-whitespace-character-count="5120"/>
  </office:meta>
</office:document-meta>
</file>